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f1815" officeooo:paragraph-rsid="000f1815"/>
    </style:style>
    <style:style style:name="P2" style:family="paragraph" style:parent-style-name="Standard">
      <style:paragraph-properties fo:text-align="center" style:justify-single-word="false"/>
      <style:text-properties officeooo:rsid="000fcda8" officeooo:paragraph-rsid="000fcda8"/>
    </style:style>
    <style:style style:name="P3" style:family="paragraph" style:parent-style-name="Standard">
      <style:paragraph-properties fo:text-align="justify" style:justify-single-word="false"/>
      <style:text-properties officeooo:rsid="000fcda8" officeooo:paragraph-rsid="000fcda8"/>
    </style:style>
    <style:style style:name="P4" style:family="paragraph" style:parent-style-name="Standard">
      <style:paragraph-properties fo:text-align="center" style:justify-single-word="false"/>
      <style:text-properties officeooo:rsid="0012bf1b" officeooo:paragraph-rsid="0012bf1b"/>
    </style:style>
    <style:style style:name="P5" style:family="paragraph" style:parent-style-name="Standard">
      <style:paragraph-properties fo:text-align="justify" style:justify-single-word="false"/>
      <style:text-properties officeooo:rsid="0012bf1b" officeooo:paragraph-rsid="0012bf1b"/>
    </style:style>
    <style:style style:name="P6" style:family="paragraph" style:parent-style-name="Standard">
      <style:paragraph-properties fo:text-align="center" style:justify-single-word="false"/>
      <style:text-properties officeooo:rsid="000f1815" officeooo:paragraph-rsid="000f1815"/>
    </style:style>
    <style:style style:name="P7" style:family="paragraph" style:parent-style-name="Standard">
      <style:paragraph-properties fo:text-align="justify" style:justify-single-word="false"/>
      <style:text-properties officeooo:rsid="0013bc33" officeooo:paragraph-rsid="0013bc33"/>
    </style:style>
    <style:style style:name="T1" style:family="text">
      <style:text-properties officeooo:rsid="0010c5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actica 1</text:p>
      <text:p text:style-name="P7">Se utilizo apache para el servidor y este el codigo.</text:p>
      <text:p text:style-name="P7">&lt;!doctype html&gt;</text:p>
      <text:p text:style-name="P7">&lt;html&gt;</text:p>
      <text:p text:style-name="P7">&lt;head&gt;</text:p>
      <text:p text:style-name="P7">&lt;title&gt; FORMULARIO DE JUEGOS &lt;/title&gt;</text:p>
      <text:p text:style-name="P7">&lt;link rel="stylesheet" type="text/css" href="estlo.css"&gt;</text:p>
      <text:p text:style-name="P7">&lt;/head&gt;</text:p>
      <text:p text:style-name="P7">&lt;body&gt;</text:p>
      <text:p text:style-name="P7">&lt;div class="form"&gt;</text:p>
      <text:p text:style-name="P7">&lt;form action="p.php" method="POST" &gt;</text:p>
      <text:p text:style-name="P7"/>
      <text:p text:style-name="P7">&lt;label for="id"&gt;id &lt;span&gt;&lt;em&gt;(requerido)&lt;/em&gt;&lt;/span&gt;&lt;/label&gt;</text:p>
      <text:p text:style-name="P7"><text:s text:c="6"/>&lt;input type="text" name="id" class="form-input" required/&gt;</text:p>
      <text:p text:style-name="P7">&lt;br&gt;</text:p>
      <text:p text:style-name="P7"><text:s text:c="6"/>&lt;label for="nombre"&gt;Nombre &lt;span&gt;&lt;em&gt;(requerido)&lt;/em&gt;&lt;/span&gt;&lt;/label&gt;</text:p>
      <text:p text:style-name="P7"><text:s text:c="6"/>&lt;input type="text" name="nombre" class="form-input" required/&gt;</text:p>
      <text:p text:style-name="P7">&lt;br&gt;</text:p>
      <text:p text:style-name="P7"><text:s text:c="6"/>&lt;label for="compania"&gt;compania &lt;span&gt;&lt;em&gt;(requerido)&lt;/em&gt;&lt;/span&gt;&lt;/label&gt;</text:p>
      <text:p text:style-name="P7"><text:s text:c="6"/>&lt;input type="text" name="compania" class="form-input" required/&gt;</text:p>
      <text:p text:style-name="P7">&lt;br&gt;</text:p>
      <text:p text:style-name="P7"><text:s text:c="6"/>&lt;label for="clave"&gt;clave &lt;span&gt;&lt;em&gt;(requerido)&lt;/em&gt;&lt;/span&gt;&lt;/label&gt;</text:p>
      <text:p text:style-name="P7"><text:s text:c="6"/>&lt;input type="text" name="clave" class="form-input" required/&gt;</text:p>
      <text:p text:style-name="P7"><text:s text:c="4"/>&lt;br&gt;</text:p>
      <text:p text:style-name="P7"/>
      <text:p text:style-name="P7"/>
      <text:p text:style-name="P7">&lt;br&gt;</text:p>
      <text:p text:style-name="P7">&lt;input type="submit" value="enviar"&gt;</text:p>
      <text:p text:style-name="P7"/>
      <text:p text:style-name="P7"/>
      <text:p text:style-name="P7">&lt;/form&gt;</text:p>
      <text:p text:style-name="P7"/>
      <text:p text:style-name="P7">Se utilizo php para conectarse con la base de datos</text:p>
      <text:p text:style-name="P7"/>
      <text:p text:style-name="P7">&lt;?php</text:p>
      <text:p text:style-name="P7">$conectar=@mysql_connect('practica1oregon.crae26vvcvr0.us-west-2.rds.amazonaws.$</text:p>
      <text:p text:style-name="P7"/>
      <text:p text:style-name="P7">if(!$conectar){</text:p>
      <text:p text:style-name="P7">echo "No se pudo conectar con el servidor";</text:p>
      <text:p text:style-name="P7">}else{</text:p>
      <text:p text:style-name="P7"/>
      <text:p text:style-name="P7">$base=mysql_select_db('prueba');</text:p>
      <text:p text:style-name="P7"/>
      <text:p text:style-name="P7">if(!$base){</text:p>
      <text:p text:style-name="P7">echo "no se encontro la base de datos";</text:p>
      <text:p text:style-name="P7"/>
      <text:p text:style-name="P7">}</text:p>
      <text:p text:style-name="P7">}</text:p>
      <text:p text:style-name="P7"/>
      <text:p text:style-name="P7">$id=$_POST['id']</text:p>
      <text:p text:style-name="P7">$nombre=$_POST['nombre'];</text:p>
      <text:p text:style-name="P7">$compa=$POSST['compania'];</text:p>
      <text:p text:style-name="P7">$clave=$POST['clave'];</text:p>
      <text:p text:style-name="P7"><text:soft-page-break/>$di=$POST['direccion'];</text:p>
      <text:p text:style-name="P7"/>
      <text:p text:style-name="P7">$sql="insert into catalogo <text:s/>values('$id','$nombre','$compa','$clave',$di);";</text:p>
      <text:p text:style-name="P7">$s="select *from primera;";</text:p>
      <text:p text:style-name="P7">$ejecutar=mysql_query($sql);</text:p>
      <text:p text:style-name="P7"/>
      <text:p text:style-name="P7">if(!$ejecutar){</text:p>
      <text:p text:style-name="P7">echo "hubo error";</text:p>
      <text:p text:style-name="P7">}else{</text:p>
      <text:p text:style-name="P7">echo $s;</text:p>
      <text:p text:style-name="P7">}</text:p>
      <text:p text:style-name="P7">?&g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Scrip base de datos:</text:p>
      <text:p text:style-name="P4"/>
      <text:p text:style-name="P5">CREATE DATABASE juego;</text:p>
      <text:p text:style-name="P5"/>
      <text:p text:style-name="P5">use juego;</text:p>
      <text:p text:style-name="P5"/>
      <text:p text:style-name="P5">CREATE TABLE catalogo(id_juego int auto_increment primary key, nombre varchar(50), compania varchar(50),palabra_clave varchar(50),direccion varchar(100));</text:p>
      <text:p text:style-name="P5"/>
      <text:p text:style-name="P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text:soft-page-break/>Tecnología utilizada</text:p>
      <text:p text:style-name="P2"/>
      <text:p text:style-name="P3">1. Vpc: Se ha utulizado el servido de Vpcs que ofrece amazon en el cual se ha creado una vpc que contiene dos subnets(privada y publica), internet gateway, route tables, esto servira para crear los servicios que posteriormente se especificaran.</text:p>
      <text:p text:style-name="P3"/>
      <text:p text:style-name="P3">2. RDS:Este es otro servicio que nos ofrece amazon, el cual se utilizo para crear una base de datos en la nube, la cual se instalo en SQL, esta se encontrara en la subnet privada, y se estara comunicando con el serviodor que se tendra instalado en ec2.</text:p>
      <text:p text:style-name="P3"/>
      <text:p text:style-name="P3">3. Mysql-client: Se utilizo para poder ver el estado de la base de datos.</text:p>
      <text:p text:style-name="P3"/>
      <text:p text:style-name="P3">4. EC2: Para conectar la base de datos, y servidor.</text:p>
      <text:p text:style-name="P3"/>
      <text:p text:style-name="P3">5. Node.js= Se utilizo para realizar la carga a la base de datos,<text:span text:style-name="T1">a traves del serviodor web</text:span>.</text:p>
      <text:p text:style-name="P3"/>
      <text:p text:style-name="P3">6. Apache2= Se utilizo para crear el servidor en donde la ec2 se comunicara con la base de datos en el RD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G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5T14:20:59.084876124</meta:creation-date>
    <dc:date>2019-03-16T19:13:22.511518234</dc:date>
    <meta:editing-duration>PT16M21S</meta:editing-duration>
    <meta:editing-cycles>5</meta:editing-cycles>
    <meta:generator>LibreOffice/6.0.3.2$Linux_X86_64 LibreOffice_project/00m0$Build-2</meta:generator>
    <meta:document-statistic meta:table-count="0" meta:image-count="0" meta:object-count="0" meta:page-count="4" meta:paragraph-count="62" meta:word-count="305" meta:character-count="2491" meta:non-whitespace-character-count="2201"/>
  </office:meta>
</office:document-meta>
</file>